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map style:condition="cell-content()&lt;=2" style:apply-style-name="Untitled1" style:base-cell-address="partable_model4.F2"/>
    </style:style>
  </office:automatic-styles>
  <office:body>
    <office:spreadsheet>
      <table:calculation-settings table:automatic-find-labels="false"/>
      <table:table table:name="partable_model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lhs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hs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clay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Ar</text:p>
          </table:table-cell>
          <table:table-cell office:value-type="float" office:value="0.39457411209643" calcext:value-type="float">
            <text:p>0.39</text:p>
          </table:table-cell>
          <table:table-cell office:value-type="float" office:value="0.0687059947511208" calcext:value-type="float">
            <text:p>0.07</text:p>
          </table:table-cell>
          <table:table-cell table:formula="of:=SQRT(([.D2]/[.E2])^2)" office:value-type="float" office:value="5.74293572963651" calcext:value-type="float">
            <text:p>5.74</text:p>
          </table:table-cell>
        </table:table-row>
        <table:table-row table:style-name="ro1">
          <table:table-cell office:value-type="string" calcext:value-type="string">
            <text:p>O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Ar</text:p>
          </table:table-cell>
          <table:table-cell office:value-type="float" office:value="0.0209118498826567" calcext:value-type="float">
            <text:p>0.02</text:p>
          </table:table-cell>
          <table:table-cell office:value-type="float" office:value="0.106791320448575" calcext:value-type="float">
            <text:p>0.11</text:p>
          </table:table-cell>
          <table:table-cell table:formula="of:=SQRT(([.D3]/[.E3])^2)" office:value-type="float" office:value="0.195819751968764" calcext:value-type="float">
            <text:p>0.20</text:p>
          </table:table-cell>
        </table:table-row>
        <table:table-row table:style-name="ro1">
          <table:table-cell office:value-type="string" calcext:value-type="string">
            <text:p>CE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Ar</text:p>
          </table:table-cell>
          <table:table-cell office:value-type="float" office:value="0.969435053981952" calcext:value-type="float">
            <text:p>0.97</text:p>
          </table:table-cell>
          <table:table-cell office:value-type="float" office:value="0.0319334767904994" calcext:value-type="float">
            <text:p>0.03</text:p>
          </table:table-cell>
          <table:table-cell table:formula="of:=SQRT(([.D4]/[.E4])^2)" office:value-type="float" office:value="30.357955080869" calcext:value-type="float">
            <text:p>30.36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Br</text:p>
          </table:table-cell>
          <table:table-cell office:value-type="float" office:value="0.641033953530905" calcext:value-type="float">
            <text:p>0.64</text:p>
          </table:table-cell>
          <table:table-cell office:value-type="float" office:value="0.0969463529750192" calcext:value-type="float">
            <text:p>0.10</text:p>
          </table:table-cell>
          <table:table-cell table:formula="of:=SQRT(([.D5]/[.E5])^2)" office:value-type="float" office:value="6.61225444649872" calcext:value-type="float">
            <text:p>6.61</text:p>
          </table:table-cell>
        </table:table-row>
        <table:table-row table:style-name="ro1">
          <table:table-cell office:value-type="string" calcext:value-type="string">
            <text:p>CE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Br</text:p>
          </table:table-cell>
          <table:table-cell office:value-type="float" office:value="0.918183125452258" calcext:value-type="float">
            <text:p>0.92</text:p>
          </table:table-cell>
          <table:table-cell office:value-type="float" office:value="0.0433947862567162" calcext:value-type="float">
            <text:p>0.04</text:p>
          </table:table-cell>
          <table:table-cell table:formula="of:=SQRT(([.D6]/[.E6])^2)" office:value-type="float" office:value="21.158835073422" calcext:value-type="float">
            <text:p>21.16</text:p>
          </table:table-cell>
        </table:table-row>
        <table:table-row table:style-name="ro1">
          <table:table-cell office:value-type="string" calcext:value-type="string">
            <text:p>O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Br</text:p>
          </table:table-cell>
          <table:table-cell office:value-type="float" office:value="0.446965078059612" calcext:value-type="float">
            <text:p>0.45</text:p>
          </table:table-cell>
          <table:table-cell office:value-type="float" office:value="0.108477431650518" calcext:value-type="float">
            <text:p>0.11</text:p>
          </table:table-cell>
          <table:table-cell table:formula="of:=SQRT(([.D7]/[.E7])^2)" office:value-type="float" office:value="4.12035085325029" calcext:value-type="float">
            <text:p>4.12</text:p>
          </table:table-cell>
        </table:table-row>
        <table:table-row table:style-name="ro1">
          <table:table-cell office:value-type="string" calcext:value-type="string">
            <text:p>clay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Cr</text:p>
          </table:table-cell>
          <table:table-cell office:value-type="float" office:value="0.555608073731662" calcext:value-type="float">
            <text:p>0.56</text:p>
          </table:table-cell>
          <table:table-cell office:value-type="float" office:value="0.0660884763174065" calcext:value-type="float">
            <text:p>0.07</text:p>
          </table:table-cell>
          <table:table-cell table:formula="of:=SQRT(([.D8]/[.E8])^2)" office:value-type="float" office:value="8.40703409567524" calcext:value-type="float">
            <text:p>8.41</text:p>
          </table:table-cell>
        </table:table-row>
        <table:table-row table:style-name="ro1">
          <table:table-cell office:value-type="string" calcext:value-type="string">
            <text:p>clay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Cr</text:p>
          </table:table-cell>
          <table:table-cell office:value-type="float" office:value="0.359399228366554" calcext:value-type="float">
            <text:p>0.36</text:p>
          </table:table-cell>
          <table:table-cell office:value-type="float" office:value="0.0709033563307539" calcext:value-type="float">
            <text:p>0.07</text:p>
          </table:table-cell>
          <table:table-cell table:formula="of:=SQRT(([.D9]/[.E9])^2)" office:value-type="float" office:value="5.06886058665557" calcext:value-type="float">
            <text:p>5.07</text:p>
          </table:table-cell>
        </table:table-row>
        <table:table-row table:style-name="ro1">
          <table:table-cell office:value-type="string" calcext:value-type="string">
            <text:p>CEC.C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ay.Cr</text:p>
          </table:table-cell>
          <table:table-cell office:value-type="float" office:value="0.724310016608722" calcext:value-type="float">
            <text:p>0.72</text:p>
          </table:table-cell>
          <table:table-cell office:value-type="float" office:value="0.0499958672590898" calcext:value-type="float">
            <text:p>0.05</text:p>
          </table:table-cell>
          <table:table-cell table:formula="of:=SQRT(([.D10]/[.E10])^2)" office:value-type="float" office:value="14.4873977854046" calcext:value-type="float">
            <text:p>14.49</text:p>
          </table:table-cell>
        </table:table-row>
        <table:table-row table:style-name="ro1">
          <table:table-cell office:value-type="string" calcext:value-type="string">
            <text:p>clay.C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em</text:p>
          </table:table-cell>
          <table:table-cell office:value-type="float" office:value="0.795124795334385" calcext:value-type="float">
            <text:p>0.80</text:p>
          </table:table-cell>
          <table:table-cell office:value-type="float" office:value="0.332912276726542" calcext:value-type="float">
            <text:p>0.33</text:p>
          </table:table-cell>
          <table:table-cell table:formula="of:=SQRT(([.D11]/[.E11])^2)" office:value-type="float" office:value="2.38839132985026" calcext:value-type="float">
            <text:p>2.39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em</text:p>
          </table:table-cell>
          <table:table-cell office:value-type="float" office:value="0.377864385696556" calcext:value-type="float">
            <text:p>0.38</text:p>
          </table:table-cell>
          <table:table-cell office:value-type="float" office:value="0.0925295856801178" calcext:value-type="float">
            <text:p>0.09</text:p>
          </table:table-cell>
          <table:table-cell table:formula="of:=SQRT(([.D12]/[.E12])^2)" office:value-type="float" office:value="4.08371422955317" calcext:value-type="float">
            <text:p>4.08</text:p>
          </table:table-cell>
        </table:table-row>
        <table:table-row table:style-name="ro1">
          <table:table-cell office:value-type="string" calcext:value-type="string">
            <text:p>OC.C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em</text:p>
          </table:table-cell>
          <table:table-cell office:value-type="float" office:value="0.160327959995815" calcext:value-type="float">
            <text:p>0.16</text:p>
          </table:table-cell>
          <table:table-cell office:value-type="float" office:value="0.0661995636357277" calcext:value-type="float">
            <text:p>0.07</text:p>
          </table:table-cell>
          <table:table-cell table:formula="of:=SQRT(([.D13]/[.E13])^2)" office:value-type="float" office:value="2.42188847162259" calcext:value-type="float">
            <text:p>2.42</text:p>
          </table:table-cell>
        </table:table-row>
        <table:table-row table:style-name="ro1">
          <table:table-cell office:value-type="string" calcext:value-type="string">
            <text:p>CE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em</text:p>
          </table:table-cell>
          <table:table-cell office:value-type="float" office:value="0.216606319286361" calcext:value-type="float">
            <text:p>0.22</text:p>
          </table:table-cell>
          <table:table-cell office:value-type="float" office:value="0.0325505174601995" calcext:value-type="float">
            <text:p>0.03</text:p>
          </table:table-cell>
          <table:table-cell table:formula="of:=SQRT(([.D14]/[.E14])^2)" office:value-type="float" office:value="6.65446623240973" calcext:value-type="float">
            <text:p>6.65</text:p>
          </table:table-cell>
        </table:table-row>
        <table:table-row table:style-name="ro1">
          <table:table-cell office:value-type="string" calcext:value-type="string">
            <text:p>CE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em</text:p>
          </table:table-cell>
          <table:table-cell office:value-type="float" office:value="0.60252676470334" calcext:value-type="float">
            <text:p>0.60</text:p>
          </table:table-cell>
          <table:table-cell office:value-type="float" office:value="0.113785139117494" calcext:value-type="float">
            <text:p>0.11</text:p>
          </table:table-cell>
          <table:table-cell table:formula="of:=SQRT(([.D15]/[.E15])^2)" office:value-type="float" office:value="5.29530279064978" calcext:value-type="float">
            <text:p>5.30</text:p>
          </table:table-cell>
        </table:table-row>
        <table:table-row table:style-name="ro1">
          <table:table-cell office:value-type="string" calcext:value-type="string">
            <text:p>clay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visd</text:p>
          </table:table-cell>
          <table:table-cell office:value-type="float" office:value="0.233907891735589" calcext:value-type="float">
            <text:p>0.23</text:p>
          </table:table-cell>
          <table:table-cell office:value-type="float" office:value="0.0870653883476809" calcext:value-type="float">
            <text:p>0.09</text:p>
          </table:table-cell>
          <table:table-cell table:formula="of:=SQRT(([.D16]/[.E16])^2)" office:value-type="float" office:value="2.6865772515884" calcext:value-type="float">
            <text:p>2.69</text:p>
          </table:table-cell>
        </table:table-row>
        <table:table-row table:style-name="ro1">
          <table:table-cell office:value-type="string" calcext:value-type="string">
            <text:p>O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visd</text:p>
          </table:table-cell>
          <table:table-cell office:value-type="float" office:value="0.0362506913805037" calcext:value-type="float">
            <text:p>0.04</text:p>
          </table:table-cell>
          <table:table-cell office:value-type="float" office:value="0.15055274119066" calcext:value-type="float">
            <text:p>0.15</text:p>
          </table:table-cell>
          <table:table-cell table:formula="of:=SQRT(([.D17]/[.E17])^2)" office:value-type="float" office:value="0.240784000967447" calcext:value-type="float">
            <text:p>0.24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visd</text:p>
          </table:table-cell>
          <table:table-cell office:value-type="float" office:value="-0.152058653246866" calcext:value-type="float">
            <text:p>-0.15</text:p>
          </table:table-cell>
          <table:table-cell office:value-type="float" office:value="0.145376234874207" calcext:value-type="float">
            <text:p>0.15</text:p>
          </table:table-cell>
          <table:table-cell table:formula="of:=SQRT(([.D18]/[.E18])^2)" office:value-type="float" office:value="1.04596637392928" calcext:value-type="float">
            <text:p>1.05</text:p>
          </table:table-cell>
        </table:table-row>
        <table:table-row table:style-name="ro1">
          <table:table-cell office:value-type="string" calcext:value-type="string">
            <text:p>CEC.C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visd</text:p>
          </table:table-cell>
          <table:table-cell office:value-type="float" office:value="0.330244298819405" calcext:value-type="float">
            <text:p>0.33</text:p>
          </table:table-cell>
          <table:table-cell office:value-type="float" office:value="0.0549159532243244" calcext:value-type="float">
            <text:p>0.05</text:p>
          </table:table-cell>
          <table:table-cell table:formula="of:=SQRT(([.D19]/[.E19])^2)" office:value-type="float" office:value="6.01363136628806" calcext:value-type="float">
            <text:p>6.01</text:p>
          </table:table-cell>
        </table:table-row>
        <table:table-row table:style-name="ro1">
          <table:table-cell office:value-type="string" calcext:value-type="string">
            <text:p>CE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visd</text:p>
          </table:table-cell>
          <table:table-cell office:value-type="float" office:value="0.121846240405553" calcext:value-type="float">
            <text:p>0.12</text:p>
          </table:table-cell>
          <table:table-cell office:value-type="float" office:value="0.0385094204826161" calcext:value-type="float">
            <text:p>0.04</text:p>
          </table:table-cell>
          <table:table-cell table:formula="of:=SQRT(([.D20]/[.E20])^2)" office:value-type="float" office:value="3.16406320527614" calcext:value-type="float">
            <text:p>3.16</text:p>
          </table:table-cell>
        </table:table-row>
        <table:table-row table:style-name="ro1">
          <table:table-cell office:value-type="string" calcext:value-type="string">
            <text:p>clay.C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stm</text:p>
          </table:table-cell>
          <table:table-cell office:value-type="float" office:value="0.325407153121064" calcext:value-type="float">
            <text:p>0.33</text:p>
          </table:table-cell>
          <table:table-cell office:value-type="float" office:value="0.105303120387463" calcext:value-type="float">
            <text:p>0.11</text:p>
          </table:table-cell>
          <table:table-cell table:formula="of:=SQRT(([.D21]/[.E21])^2)" office:value-type="float" office:value="3.09019478172848" calcext:value-type="float">
            <text:p>3.09</text:p>
          </table:table-cell>
        </table:table-row>
        <table:table-row table:style-name="ro1">
          <table:table-cell office:value-type="string" calcext:value-type="string">
            <text:p>clay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stm</text:p>
          </table:table-cell>
          <table:table-cell office:value-type="float" office:value="-0.0236223842502103" calcext:value-type="float">
            <text:p>-0.02</text:p>
          </table:table-cell>
          <table:table-cell office:value-type="float" office:value="0.0867729036639923" calcext:value-type="float">
            <text:p>0.09</text:p>
          </table:table-cell>
          <table:table-cell table:formula="of:=SQRT(([.D22]/[.E22])^2)" office:value-type="float" office:value="0.272232266672583" calcext:value-type="float">
            <text:p>0.27</text:p>
          </table:table-cell>
        </table:table-row>
        <table:table-row table:style-name="ro1">
          <table:table-cell office:value-type="string" calcext:value-type="string">
            <text:p>O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stm</text:p>
          </table:table-cell>
          <table:table-cell office:value-type="float" office:value="-0.330231016295429" calcext:value-type="float">
            <text:p>-0.33</text:p>
          </table:table-cell>
          <table:table-cell office:value-type="float" office:value="0.102473641916316" calcext:value-type="float">
            <text:p>0.10</text:p>
          </table:table-cell>
          <table:table-cell table:formula="of:=SQRT(([.D23]/[.E23])^2)" office:value-type="float" office:value="3.22259470942888" calcext:value-type="float">
            <text:p>3.22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stm</text:p>
          </table:table-cell>
          <table:table-cell office:value-type="float" office:value="0.0305903496977464" calcext:value-type="float">
            <text:p>0.03</text:p>
          </table:table-cell>
          <table:table-cell office:value-type="float" office:value="0.117223957105516" calcext:value-type="float">
            <text:p>0.12</text:p>
          </table:table-cell>
          <table:table-cell table:formula="of:=SQRT(([.D24]/[.E24])^2)" office:value-type="float" office:value="0.260956467031831" calcext:value-type="float">
            <text:p>0.26</text:p>
          </table:table-cell>
        </table:table-row>
        <table:table-row table:style-name="ro1">
          <table:table-cell office:value-type="string" calcext:value-type="string">
            <text:p>clay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stm</text:p>
          </table:table-cell>
          <table:table-cell office:value-type="float" office:value="0.0625523245882758" calcext:value-type="float">
            <text:p>0.06</text:p>
          </table:table-cell>
          <table:table-cell office:value-type="float" office:value="0.0734862510656167" calcext:value-type="float">
            <text:p>0.07</text:p>
          </table:table-cell>
          <table:table-cell table:formula="of:=SQRT(([.D25]/[.E25])^2)" office:value-type="float" office:value="0.851211263075893" calcext:value-type="float">
            <text:p>0.85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dwi.a</text:p>
          </table:table-cell>
          <table:table-cell office:value-type="float" office:value="-0.056654419164639" calcext:value-type="float">
            <text:p>-0.06</text:p>
          </table:table-cell>
          <table:table-cell office:value-type="float" office:value="0.154552882459549" calcext:value-type="float">
            <text:p>0.15</text:p>
          </table:table-cell>
          <table:table-cell table:formula="of:=SQRT(([.D26]/[.E26])^2)" office:value-type="float" office:value="0.366569799689547" calcext:value-type="float">
            <text:p>0.37</text:p>
          </table:table-cell>
        </table:table-row>
        <table:table-row table:style-name="ro1">
          <table:table-cell office:value-type="string" calcext:value-type="string">
            <text:p>O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dwi.a</text:p>
          </table:table-cell>
          <table:table-cell office:value-type="float" office:value="-0.420764903555455" calcext:value-type="float">
            <text:p>-0.42</text:p>
          </table:table-cell>
          <table:table-cell office:value-type="float" office:value="0.172483242055757" calcext:value-type="float">
            <text:p>0.17</text:p>
          </table:table-cell>
          <table:table-cell table:formula="of:=SQRT(([.D27]/[.E27])^2)" office:value-type="float" office:value="2.43945381905239" calcext:value-type="float">
            <text:p>2.44</text:p>
          </table:table-cell>
        </table:table-row>
        <table:table-row table:style-name="ro1">
          <table:table-cell office:value-type="string" calcext:value-type="string">
            <text:p>clay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dwi.b</text:p>
          </table:table-cell>
          <table:table-cell office:value-type="float" office:value="0.202079404225132" calcext:value-type="float">
            <text:p>0.20</text:p>
          </table:table-cell>
          <table:table-cell office:value-type="float" office:value="0.0673998866416428" calcext:value-type="float">
            <text:p>0.07</text:p>
          </table:table-cell>
          <table:table-cell table:formula="of:=SQRT(([.D28]/[.E28])^2)" office:value-type="float" office:value="2.99821578780339" calcext:value-type="float">
            <text:p>3.00</text:p>
          </table:table-cell>
        </table:table-row>
        <table:table-row table:style-name="ro1">
          <table:table-cell office:value-type="string" calcext:value-type="string">
            <text:p>clay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dwi.b</text:p>
          </table:table-cell>
          <table:table-cell office:value-type="float" office:value="-0.0157227598759469" calcext:value-type="float">
            <text:p>-0.02</text:p>
          </table:table-cell>
          <table:table-cell office:value-type="float" office:value="0.0543862610901232" calcext:value-type="float">
            <text:p>0.05</text:p>
          </table:table-cell>
          <table:table-cell table:formula="of:=SQRT(([.D29]/[.E29])^2)" office:value-type="float" office:value="0.289094333031881" calcext:value-type="float">
            <text:p>0.29</text:p>
          </table:table-cell>
        </table:table-row>
        <table:table-row table:style-name="ro1">
          <table:table-cell office:value-type="string" calcext:value-type="string">
            <text:p>O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dwi.b</text:p>
          </table:table-cell>
          <table:table-cell office:value-type="float" office:value="-0.282770062812048" calcext:value-type="float">
            <text:p>-0.28</text:p>
          </table:table-cell>
          <table:table-cell office:value-type="float" office:value="0.0830704977764003" calcext:value-type="float">
            <text:p>0.08</text:p>
          </table:table-cell>
          <table:table-cell table:formula="of:=SQRT(([.D30]/[.E30])^2)" office:value-type="float" office:value="3.40397698799369" calcext:value-type="float">
            <text:p>3.40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C.Ar</text:p>
          </table:table-cell>
          <table:table-cell office:value-type="float" office:value="0.257757531337708" calcext:value-type="float">
            <text:p>0.26</text:p>
          </table:table-cell>
          <table:table-cell office:value-type="float" office:value="0.0820221144114725" calcext:value-type="float">
            <text:p>0.08</text:p>
          </table:table-cell>
          <table:table-cell table:formula="of:=SQRT(([.D31]/[.E31])^2)" office:value-type="float" office:value="3.14253702415717" calcext:value-type="float">
            <text:p>3.14</text:p>
          </table:table-cell>
        </table:table-row>
        <table:table-row table:style-name="ro1">
          <table:table-cell office:value-type="string" calcext:value-type="string">
            <text:p>CEC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C.Ar</text:p>
          </table:table-cell>
          <table:table-cell office:value-type="float" office:value="0.228595636174837" calcext:value-type="float">
            <text:p>0.23</text:p>
          </table:table-cell>
          <table:table-cell office:value-type="float" office:value="0.0313324326451006" calcext:value-type="float">
            <text:p>0.03</text:p>
          </table:table-cell>
          <table:table-cell table:formula="of:=SQRT(([.D32]/[.E32])^2)" office:value-type="float" office:value="7.29581513073426" calcext:value-type="float">
            <text:p>7.30</text:p>
          </table:table-cell>
        </table:table-row>
        <table:table-row table:style-name="ro1">
          <table:table-cell office:value-type="string" calcext:value-type="string">
            <text:p>OC.C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C.Br</text:p>
          </table:table-cell>
          <table:table-cell office:value-type="float" office:value="0.520292513765991" calcext:value-type="float">
            <text:p>0.52</text:p>
          </table:table-cell>
          <table:table-cell office:value-type="float" office:value="0.0724184499589172" calcext:value-type="float">
            <text:p>0.07</text:p>
          </table:table-cell>
          <table:table-cell table:formula="of:=SQRT(([.D33]/[.E33])^2)" office:value-type="float" office:value="7.1845298271525" calcext:value-type="float">
            <text:p>7.18</text:p>
          </table:table-cell>
        </table:table-row>
        <table:table-row table:style-name="ro1">
          <table:table-cell office:value-type="string" calcext:value-type="string">
            <text:p>clay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wi</text:p>
          </table:table-cell>
          <table:table-cell office:value-type="float" office:value="-0.0138427917380425" calcext:value-type="float">
            <text:p>-0.01</text:p>
          </table:table-cell>
          <table:table-cell office:value-type="float" office:value="0.0553999935260472" calcext:value-type="float">
            <text:p>0.06</text:p>
          </table:table-cell>
          <table:table-cell table:formula="of:=SQRT(([.D34]/[.E34])^2)" office:value-type="float" office:value="0.249869916167663" calcext:value-type="float">
            <text:p>0.25</text:p>
          </table:table-cell>
        </table:table-row>
        <table:table-row table:style-name="ro1">
          <table:table-cell office:value-type="string" calcext:value-type="string">
            <text:p>clay.A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wi</text:p>
          </table:table-cell>
          <table:table-cell office:value-type="float" office:value="-0.19838440914636" calcext:value-type="float">
            <text:p>-0.20</text:p>
          </table:table-cell>
          <table:table-cell office:value-type="float" office:value="0.0607310242326006" calcext:value-type="float">
            <text:p>0.06</text:p>
          </table:table-cell>
          <table:table-cell table:formula="of:=SQRT(([.D35]/[.E35])^2)" office:value-type="float" office:value="3.2666073337829" calcext:value-type="float">
            <text:p>3.27</text:p>
          </table:table-cell>
        </table:table-row>
        <table:table-row table:style-name="ro1">
          <table:table-cell office:value-type="string" calcext:value-type="string">
            <text:p>clay.C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dchn</text:p>
          </table:table-cell>
          <table:table-cell office:value-type="float" office:value="-0.0333929288953083" calcext:value-type="float">
            <text:p>-0.03</text:p>
          </table:table-cell>
          <table:table-cell office:value-type="float" office:value="0.0679562056024764" calcext:value-type="float">
            <text:p>0.07</text:p>
          </table:table-cell>
          <table:table-cell table:formula="of:=SQRT(([.D36]/[.E36])^2)" office:value-type="float" office:value="0.491388955567164" calcext:value-type="float">
            <text:p>0.49</text:p>
          </table:table-cell>
        </table:table-row>
        <table:table-row table:style-name="ro1">
          <table:table-cell office:value-type="string" calcext:value-type="string">
            <text:p>clay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dchn</text:p>
          </table:table-cell>
          <table:table-cell office:value-type="float" office:value="-0.110554531716988" calcext:value-type="float">
            <text:p>-0.11</text:p>
          </table:table-cell>
          <table:table-cell office:value-type="float" office:value="0.0530303453155173" calcext:value-type="float">
            <text:p>0.05</text:p>
          </table:table-cell>
          <table:table-cell table:formula="of:=SQRT(([.D37]/[.E37])^2)" office:value-type="float" office:value="2.08474093576454" calcext:value-type="float">
            <text:p>2.08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dchn</text:p>
          </table:table-cell>
          <table:table-cell office:value-type="float" office:value="0.0248651071445929" calcext:value-type="float">
            <text:p>0.02</text:p>
          </table:table-cell>
          <table:table-cell office:value-type="float" office:value="0.067725744595782" calcext:value-type="float">
            <text:p>0.07</text:p>
          </table:table-cell>
          <table:table-cell table:formula="of:=SQRT(([.D38]/[.E38])^2)" office:value-type="float" office:value="0.367144094066431" calcext:value-type="float">
            <text:p>0.37</text:p>
          </table:table-cell>
        </table:table-row>
        <table:table-row table:style-name="ro1">
          <table:table-cell office:value-type="string" calcext:value-type="string">
            <text:p>clay.C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float" office:value="1.46787547593084" calcext:value-type="float">
            <text:p>1.47</text:p>
          </table:table-cell>
          <table:table-cell office:value-type="float" office:value="0.371869468788495" calcext:value-type="float">
            <text:p>0.37</text:p>
          </table:table-cell>
          <table:table-cell table:formula="of:=SQRT(([.D39]/[.E39])^2)" office:value-type="float" office:value="3.94728688190778" calcext:value-type="float">
            <text:p>3.95</text:p>
          </table:table-cell>
        </table:table-row>
        <table:table-row table:style-name="ro1">
          <table:table-cell office:value-type="string" calcext:value-type="string">
            <text:p>clay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float" office:value="0.261912789662078" calcext:value-type="float">
            <text:p>0.26</text:p>
          </table:table-cell>
          <table:table-cell office:value-type="float" office:value="0.0776725687080456" calcext:value-type="float">
            <text:p>0.08</text:p>
          </table:table-cell>
          <table:table-cell table:formula="of:=SQRT(([.D40]/[.E40])^2)" office:value-type="float" office:value="3.37201143233143" calcext:value-type="float">
            <text:p>3.37</text:p>
          </table:table-cell>
        </table:table-row>
        <table:table-row table:style-name="ro1">
          <table:table-cell office:value-type="string" calcext:value-type="string">
            <text:p>CEC.B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float" office:value="0.473710330226809" calcext:value-type="float">
            <text:p>0.47</text:p>
          </table:table-cell>
          <table:table-cell office:value-type="float" office:value="0.117627357495569" calcext:value-type="float">
            <text:p>0.12</text:p>
          </table:table-cell>
          <table:table-cell table:formula="of:=SQRT(([.D41]/[.E41])^2)" office:value-type="float" office:value="4.0272122090701" calcext:value-type="float">
            <text:p>4.03</text:p>
          </table:table-cell>
        </table:table-row>
        <table:table-row table:style-name="ro1">
          <table:table-cell office:value-type="string" calcext:value-type="string">
            <text:p>CEC.A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EC.Ar</text:p>
          </table:table-cell>
          <table:table-cell office:value-type="float" office:value="0.0812865337623687" calcext:value-type="float">
            <text:p>0.08</text:p>
          </table:table-cell>
          <table:table-cell office:value-type="float" office:value="0.0150443538569332" calcext:value-type="float">
            <text:p>0.02</text:p>
          </table:table-cell>
          <table:table-cell table:formula="of:=SQRT(([.D42]/[.E42])^2)" office:value-type="float" office:value="5.40312562010815" calcext:value-type="float">
            <text:p>5.40</text:p>
          </table:table-cell>
        </table:table-row>
        <table:table-row table:style-name="ro1">
          <table:table-cell office:value-type="string" calcext:value-type="string">
            <text:p>CEC.A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EC.Br</text:p>
          </table:table-cell>
          <table:table-cell office:value-type="float" office:value="0.0762785280162336" calcext:value-type="float">
            <text:p>0.08</text:p>
          </table:table-cell>
          <table:table-cell office:value-type="float" office:value="0.0120864545043016" calcext:value-type="float">
            <text:p>0.01</text:p>
          </table:table-cell>
          <table:table-cell table:formula="of:=SQRT(([.D43]/[.E43])^2)" office:value-type="float" office:value="6.31107559202625" calcext:value-type="float">
            <text:p>6.31</text:p>
          </table:table-cell>
        </table:table-row>
        <table:table-row table:style-name="ro1">
          <table:table-cell office:value-type="string" calcext:value-type="string">
            <text:p>CEC.B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EC.Br</text:p>
          </table:table-cell>
          <table:table-cell office:value-type="float" office:value="0.186584214049477" calcext:value-type="float">
            <text:p>0.19</text:p>
          </table:table-cell>
          <table:table-cell office:value-type="float" office:value="0.0238746558084854" calcext:value-type="float">
            <text:p>0.02</text:p>
          </table:table-cell>
          <table:table-cell table:formula="of:=SQRT(([.D44]/[.E44])^2)" office:value-type="float" office:value="7.81515828107404" calcext:value-type="float">
            <text:p>7.82</text:p>
          </table:table-cell>
        </table:table-row>
        <table:table-row table:style-name="ro1">
          <table:table-cell office:value-type="string" calcext:value-type="string">
            <text:p>CEC.B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EC.Cr</text:p>
          </table:table-cell>
          <table:table-cell office:value-type="float" office:value="0.198067250246945" calcext:value-type="float">
            <text:p>0.20</text:p>
          </table:table-cell>
          <table:table-cell office:value-type="float" office:value="0.0281493112423413" calcext:value-type="float">
            <text:p>0.03</text:p>
          </table:table-cell>
          <table:table-cell table:formula="of:=SQRT(([.D45]/[.E45])^2)" office:value-type="float" office:value="7.03630893636284" calcext:value-type="float">
            <text:p>7.04</text:p>
          </table:table-cell>
        </table:table-row>
        <table:table-row table:style-name="ro1">
          <table:table-cell office:value-type="string" calcext:value-type="string">
            <text:p>CEC.C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EC.Cr</text:p>
          </table:table-cell>
          <table:table-cell office:value-type="float" office:value="0.41064103683209" calcext:value-type="float">
            <text:p>0.41</text:p>
          </table:table-cell>
          <table:table-cell office:value-type="float" office:value="0.050678597729979" calcext:value-type="float">
            <text:p>0.05</text:p>
          </table:table-cell>
          <table:table-cell table:formula="of:=SQRT(([.D46]/[.E46])^2)" office:value-type="float" office:value="8.10284923470119" calcext:value-type="float">
            <text:p>8.10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lay.Ar</text:p>
          </table:table-cell>
          <table:table-cell office:value-type="float" office:value="-0.169006093020196" calcext:value-type="float">
            <text:p>-0.17</text:p>
          </table:table-cell>
          <table:table-cell office:value-type="float" office:value="0.0546221029611603" calcext:value-type="float">
            <text:p>0.05</text:p>
          </table:table-cell>
          <table:table-cell table:formula="of:=SQRT(([.D47]/[.E47])^2)" office:value-type="float" office:value="3.09409714855486" calcext:value-type="float">
            <text:p>3.09</text:p>
          </table:table-cell>
        </table:table-row>
        <table:table-row table:style-name="ro1">
          <table:table-cell office:value-type="string" calcext:value-type="string">
            <text:p>clay.A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lay.Ar</text:p>
          </table:table-cell>
          <table:table-cell office:value-type="float" office:value="0.510179011776818" calcext:value-type="float">
            <text:p>0.51</text:p>
          </table:table-cell>
          <table:table-cell office:value-type="float" office:value="0.0660129650064848" calcext:value-type="float">
            <text:p>0.07</text:p>
          </table:table-cell>
          <table:table-cell table:formula="of:=SQRT(([.D48]/[.E48])^2)" office:value-type="float" office:value="7.72846685081787" calcext:value-type="float">
            <text:p>7.73</text:p>
          </table:table-cell>
        </table:table-row>
        <table:table-row table:style-name="ro1">
          <table:table-cell office:value-type="string" calcext:value-type="string">
            <text:p>CEC.A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lay.Br</text:p>
          </table:table-cell>
          <table:table-cell office:value-type="float" office:value="-0.0578679145291131" calcext:value-type="float">
            <text:p>-0.06</text:p>
          </table:table-cell>
          <table:table-cell office:value-type="float" office:value="0.0167622811950629" calcext:value-type="float">
            <text:p>0.02</text:p>
          </table:table-cell>
          <table:table-cell table:formula="of:=SQRT(([.D49]/[.E49])^2)" office:value-type="float" office:value="3.45226964371397" calcext:value-type="float">
            <text:p>3.45</text:p>
          </table:table-cell>
        </table:table-row>
        <table:table-row table:style-name="ro1">
          <table:table-cell office:value-type="string" calcext:value-type="string">
            <text:p>clay.B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lay.Br</text:p>
          </table:table-cell>
          <table:table-cell office:value-type="float" office:value="0.282733089975662" calcext:value-type="float">
            <text:p>0.28</text:p>
          </table:table-cell>
          <table:table-cell office:value-type="float" office:value="0.0391129472560865" calcext:value-type="float">
            <text:p>0.04</text:p>
          </table:table-cell>
          <table:table-cell table:formula="of:=SQRT(([.D50]/[.E50])^2)" office:value-type="float" office:value="7.22863168874764" calcext:value-type="float">
            <text:p>7.23</text:p>
          </table:table-cell>
        </table:table-row>
        <table:table-row table:style-name="ro1">
          <table:table-cell office:value-type="string" calcext:value-type="string">
            <text:p>OC.C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lay.Cr</text:p>
          </table:table-cell>
          <table:table-cell office:value-type="float" office:value="0.224389019695706" calcext:value-type="float">
            <text:p>0.22</text:p>
          </table:table-cell>
          <table:table-cell office:value-type="float" office:value="0.0630478834202194" calcext:value-type="float">
            <text:p>0.06</text:p>
          </table:table-cell>
          <table:table-cell table:formula="of:=SQRT(([.D51]/[.E51])^2)" office:value-type="float" office:value="3.55902541882547" calcext:value-type="float">
            <text:p>3.56</text:p>
          </table:table-cell>
        </table:table-row>
        <table:table-row table:style-name="ro1">
          <table:table-cell office:value-type="string" calcext:value-type="string">
            <text:p>clay.C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clay.Cr</text:p>
          </table:table-cell>
          <table:table-cell office:value-type="float" office:value="0.675720033693301" calcext:value-type="float">
            <text:p>0.68</text:p>
          </table:table-cell>
          <table:table-cell office:value-type="float" office:value="0.0844763057597296" calcext:value-type="float">
            <text:p>0.08</text:p>
          </table:table-cell>
          <table:table-cell table:formula="of:=SQRT(([.D52]/[.E52])^2)" office:value-type="float" office:value="7.99892973084319" calcext:value-type="float">
            <text:p>8.00</text:p>
          </table:table-cell>
        </table:table-row>
        <table:table-row table:style-name="ro1">
          <table:table-cell office:value-type="string" calcext:value-type="string">
            <text:p>OC.A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OC.Ar</text:p>
          </table:table-cell>
          <table:table-cell office:value-type="float" office:value="0.614787601421502" calcext:value-type="float">
            <text:p>0.61</text:p>
          </table:table-cell>
          <table:table-cell office:value-type="float" office:value="0.0782153932198114" calcext:value-type="float">
            <text:p>0.08</text:p>
          </table:table-cell>
          <table:table-cell table:formula="of:=SQRT(([.D53]/[.E53])^2)" office:value-type="float" office:value="7.86018680100148" calcext:value-type="float">
            <text:p>7.86</text:p>
          </table:table-cell>
        </table:table-row>
        <table:table-row table:style-name="ro1">
          <table:table-cell office:value-type="string" calcext:value-type="string">
            <text:p>OC.B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OC.Br</text:p>
          </table:table-cell>
          <table:table-cell office:value-type="float" office:value="0.586498284748022" calcext:value-type="float">
            <text:p>0.59</text:p>
          </table:table-cell>
          <table:table-cell office:value-type="float" office:value="0.0764643824367699" calcext:value-type="float">
            <text:p>0.08</text:p>
          </table:table-cell>
          <table:table-cell table:formula="of:=SQRT(([.D54]/[.E54])^2)" office:value-type="float" office:value="7.67021541347059" calcext:value-type="float">
            <text:p>7.67</text:p>
          </table:table-cell>
        </table:table-row>
        <table:table-row table:style-name="ro1">
          <table:table-cell office:value-type="string" calcext:value-type="string">
            <text:p>OC.Cr</text:p>
          </table:table-cell>
          <table:table-cell office:value-type="string" calcext:value-type="string">
            <text:p>~~</text:p>
          </table:table-cell>
          <table:table-cell office:value-type="string" calcext:value-type="string">
            <text:p>OC.Cr</text:p>
          </table:table-cell>
          <table:table-cell office:value-type="float" office:value="0.574740148910626" calcext:value-type="float">
            <text:p>0.57</text:p>
          </table:table-cell>
          <table:table-cell office:value-type="float" office:value="0.0764023303988852" calcext:value-type="float">
            <text:p>0.08</text:p>
          </table:table-cell>
          <table:table-cell table:formula="of:=SQRT(([.D55]/[.E55])^2)" office:value-type="float" office:value="7.52254736092464" calcext:value-type="float">
            <text:p>7.52</text:p>
          </table:table-cell>
        </table:table-row>
        <calcext:conditional-formats>
          <calcext:conditional-format calcext:target-range-address="partable_model4.F2:partable_model4.F55">
            <calcext:condition calcext:apply-style-name="Untitled1" calcext:value="&lt;=2" calcext:base-cell-address="partable_model4.F2"/>
          </calcext:conditional-format>
        </calcext:conditional-formats>
      </table:table>
      <table:named-expressions/>
      <table:database-ranges>
        <table:database-range table:name="__Anonymous_Sheet_DB__0" table:target-range-address="partable_model4.A1:partable_model4.F55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09:30:47.665010754</dc:date>
    <meta:editing-duration>PT4M23S</meta:editing-duration>
    <meta:editing-cycles>1</meta:editing-cycles>
    <meta:document-statistic meta:table-count="1" meta:cell-count="330" meta:object-count="0"/>
    <meta:generator>LibreOffice/5.1.6.2$Linux_X86_64 LibreOffice_project/10m0$Build-2</meta:generator>
  </office:meta>
</office:document-meta>
</file>